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27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in" svg:height="5in" svg:x="0in" svg:y="0in">
            <draw:object draw:notify-on-update-of-ranges="Sheet1.E3:Sheet1.E3 Sheet1.H3:Sheet1.H9 Sheet1.F3:Sheet1.F9 Sheet1.E10:Sheet1.E10 Sheet1.H10:Sheet1.H16 Sheet1.F3:Sheet1.F9 Sheet1.E17:Sheet1.E17 Sheet1.H17:Sheet1.H23 Sheet1.F3:Sheet1.F9 Sheet1.E24:Sheet1.E24 Sheet1.H24:Sheet1.H30 Sheet1.F3:Sheet1.F9 Sheet1.E31:Sheet1.E31 Sheet1.H31:Sheet1.H37 Sheet1.F3:Sheet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CAL</text:p>
          </table:table-cell>
          <table:table-cell office:value-type="string" calcext:value-type="string">
            <text:p>EXPR</text:p>
          </table:table-cell>
          <table:table-cell office:value-type="string" calcext:value-type="string">
            <text:p>OUT_TIME</text:p>
          </table:table-cell>
          <table:table-cell office:value-type="string" calcext:value-type="string">
            <text:p>IN_COUNT</text:p>
          </table:table-cell>
          <table:table-cell office:value-type="string" calcext:value-type="string">
            <text:p>LOCK_MOD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6.153" calcext:value-type="float">
            <text:p>6.153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table:formula="of:= [.D2] / [.C2]" office:value-type="float" office:value="162522.346822688" calcext:value-type="float">
            <text:p>162522.346822688</text:p>
          </table:table-cell>
          <table:table-cell table:formula="of:= [.G2] / [.$G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69.570328" calcext:value-type="float">
            <text:p>69.570328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TAS</text:p>
          </table:table-cell>
          <table:table-cell office:value-type="float" office:value="1" calcext:value-type="float">
            <text:p>1</text:p>
          </table:table-cell>
          <table:table-cell table:formula="of:= [.D3] / [.C3]" office:value-type="float" office:value="14373.9583921467" calcext:value-type="float">
            <text:p>14373.9583921467</text:p>
          </table:table-cell>
          <table:table-cell table:formula="of:= [.G3] / [.$G$2]" office:value-type="float" office:value="0.0884429659868788" calcext:value-type="float">
            <text:p>0.0884429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12.966324" calcext:value-type="float">
            <text:p>212.966324</text:p>
          </table:table-cell>
          <table:table-cell office:value-type="float" office:value="1000002" calcext:value-type="float">
            <text:p>1000002</text:p>
          </table:table-cell>
          <table:table-cell office:value-type="string" calcext:value-type="string">
            <text:p>TAS</text:p>
          </table:table-cell>
          <table:table-cell office:value-type="float" office:value="2" calcext:value-type="float">
            <text:p>2</text:p>
          </table:table-cell>
          <table:table-cell table:formula="of:= [.D4] / [.C4]" office:value-type="float" office:value="4695.58745823119" calcext:value-type="float">
            <text:p>4695.5874582312</text:p>
          </table:table-cell>
          <table:table-cell table:formula="of:= [.G4] / [.$G$2]" office:value-type="float" office:value="0.0288919496304965" calcext:value-type="float">
            <text:p>0.0288919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560.664001" calcext:value-type="float">
            <text:p>560.664001</text:p>
          </table:table-cell>
          <table:table-cell office:value-type="float" office:value="1000003" calcext:value-type="float">
            <text:p>1000003</text:p>
          </table:table-cell>
          <table:table-cell office:value-type="string" calcext:value-type="string">
            <text:p>TAS</text:p>
          </table:table-cell>
          <table:table-cell office:value-type="float" office:value="4" calcext:value-type="float">
            <text:p>4</text:p>
          </table:table-cell>
          <table:table-cell table:formula="of:= [.D5] / [.C5]" office:value-type="float" office:value="1783.60479398783" calcext:value-type="float">
            <text:p>1783.6047939878</text:p>
          </table:table-cell>
          <table:table-cell table:formula="of:= [.G5] / [.$G$2]" office:value-type="float" office:value="0.0109745202974071" calcext:value-type="float">
            <text:p>0.0109745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214.6427" calcext:value-type="float">
            <text:p>1214.6427</text:p>
          </table:table-cell>
          <table:table-cell office:value-type="float" office:value="1000004" calcext:value-type="float">
            <text:p>1000004</text:p>
          </table:table-cell>
          <table:table-cell office:value-type="string" calcext:value-type="string">
            <text:p>TAS</text:p>
          </table:table-cell>
          <table:table-cell office:value-type="float" office:value="8" calcext:value-type="float">
            <text:p>8</text:p>
          </table:table-cell>
          <table:table-cell table:formula="of:= [.D6] / [.C6]" office:value-type="float" office:value="823.290668111701" calcext:value-type="float">
            <text:p>823.2906681117</text:p>
          </table:table-cell>
          <table:table-cell table:formula="of:= [.G6] / [.$G$2]" office:value-type="float" office:value="0.00506570748089129" calcext:value-type="float">
            <text:p>0.00506570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962.487061" calcext:value-type="float">
            <text:p>1962.487061</text:p>
          </table:table-cell>
          <table:table-cell office:value-type="float" office:value="1000005" calcext:value-type="float">
            <text:p>1000005</text:p>
          </table:table-cell>
          <table:table-cell office:value-type="string" calcext:value-type="string">
            <text:p>TAS</text:p>
          </table:table-cell>
          <table:table-cell office:value-type="float" office:value="16" calcext:value-type="float">
            <text:p>16</text:p>
          </table:table-cell>
          <table:table-cell table:formula="of:= [.D7] / [.C7]" office:value-type="float" office:value="509.560047489149" calcext:value-type="float">
            <text:p>509.5600474891</text:p>
          </table:table-cell>
          <table:table-cell table:formula="of:= [.G7] / [.$G$2]" office:value-type="float" office:value="0.00313532297220073" calcext:value-type="float">
            <text:p>0.0031353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549.506836" calcext:value-type="float">
            <text:p>2549.506836</text:p>
          </table:table-cell>
          <table:table-cell office:value-type="float" office:value="1000006" calcext:value-type="float">
            <text:p>1000006</text:p>
          </table:table-cell>
          <table:table-cell office:value-type="string" calcext:value-type="string">
            <text:p>TAS</text:p>
          </table:table-cell>
          <table:table-cell office:value-type="float" office:value="32" calcext:value-type="float">
            <text:p>32</text:p>
          </table:table-cell>
          <table:table-cell table:formula="of:= [.D8] / [.C8]" office:value-type="float" office:value="392.235073026492" calcext:value-type="float">
            <text:p>392.2350730265</text:p>
          </table:table-cell>
          <table:table-cell table:formula="of:= [.G8] / [.$G$2]" office:value-type="float" office:value="0.002413422404332" calcext:value-type="float">
            <text:p>0.00241342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3218.334473" calcext:value-type="float">
            <text:p>3218.334473</text:p>
          </table:table-cell>
          <table:table-cell office:value-type="float" office:value="1000007" calcext:value-type="float">
            <text:p>1000007</text:p>
          </table:table-cell>
          <table:table-cell office:value-type="string" calcext:value-type="string">
            <text:p>TAS</text:p>
          </table:table-cell>
          <table:table-cell office:value-type="float" office:value="64" calcext:value-type="float">
            <text:p>64</text:p>
          </table:table-cell>
          <table:table-cell table:formula="of:= [.D9] / [.C9]" office:value-type="float" office:value="310.721899289676" calcext:value-type="float">
            <text:p>310.7218992897</text:p>
          </table:table-cell>
          <table:table-cell table:formula="of:= [.G9] / [.$G$2]" office:value-type="float" office:value="0.00191187184632938" calcext:value-type="float">
            <text:p>0.001911871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67.058334" calcext:value-type="float">
            <text:p>67.058334</text:p>
          </table:table-cell>
          <table:table-cell office:value-type="float" office:value="1000008" calcext:value-type="float">
            <text:p>1000008</text:p>
          </table:table-cell>
          <table:table-cell office:value-type="string" calcext:value-type="string">
            <text:p>backoff</text:p>
          </table:table-cell>
          <table:table-cell office:value-type="float" office:value="1" calcext:value-type="float">
            <text:p>1</text:p>
          </table:table-cell>
          <table:table-cell table:formula="of:= [.D10] / [.C10]" office:value-type="float" office:value="14912.5088613147" calcext:value-type="float">
            <text:p>14912.5088613147</text:p>
          </table:table-cell>
          <table:table-cell table:formula="of:= [.G10] / [.$G$2]" office:value-type="float" office:value="0.0917566670236693" calcext:value-type="float">
            <text:p>0.0917566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54.427338" calcext:value-type="float">
            <text:p>254.427338</text:p>
          </table:table-cell>
          <table:table-cell office:value-type="float" office:value="1000009" calcext:value-type="float">
            <text:p>1000009</text:p>
          </table:table-cell>
          <table:table-cell office:value-type="string" calcext:value-type="string">
            <text:p>backoff</text:p>
          </table:table-cell>
          <table:table-cell office:value-type="float" office:value="2" calcext:value-type="float">
            <text:p>2</text:p>
          </table:table-cell>
          <table:table-cell table:formula="of:= [.D11] / [.C11]" office:value-type="float" office:value="3930.43062062772" calcext:value-type="float">
            <text:p>3930.4306206277</text:p>
          </table:table-cell>
          <table:table-cell table:formula="of:= [.G11] / [.$G$2]" office:value-type="float" office:value="0.0241839396087224" calcext:value-type="float">
            <text:p>0.024183939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461.470337" calcext:value-type="float">
            <text:p>461.470337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backoff</text:p>
          </table:table-cell>
          <table:table-cell office:value-type="float" office:value="4" calcext:value-type="float">
            <text:p>4</text:p>
          </table:table-cell>
          <table:table-cell table:formula="of:= [.D12] / [.C12]" office:value-type="float" office:value="2167.00819060446" calcext:value-type="float">
            <text:p>2167.0081906045</text:p>
          </table:table-cell>
          <table:table-cell table:formula="of:= [.G12] / [.$G$2]" office:value-type="float" office:value="0.0133336013967892" calcext:value-type="float">
            <text:p>0.01333360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689.387024" calcext:value-type="float">
            <text:p>689.387024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backoff</text:p>
          </table:table-cell>
          <table:table-cell office:value-type="float" office:value="8" calcext:value-type="float">
            <text:p>8</text:p>
          </table:table-cell>
          <table:table-cell table:formula="of:= [.D13] / [.C13]" office:value-type="float" office:value="1450.57995753631" calcext:value-type="float">
            <text:p>1450.5799575363</text:p>
          </table:table-cell>
          <table:table-cell table:formula="of:= [.G13] / [.$G$2]" office:value-type="float" office:value="0.00892541847872089" calcext:value-type="float">
            <text:p>0.00892541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956.145386" calcext:value-type="float">
            <text:p>956.145386</text:p>
          </table:table-cell>
          <table:table-cell office:value-type="float" office:value="1000012" calcext:value-type="float">
            <text:p>1000012</text:p>
          </table:table-cell>
          <table:table-cell office:value-type="string" calcext:value-type="string">
            <text:p>backoff</text:p>
          </table:table-cell>
          <table:table-cell office:value-type="float" office:value="16" calcext:value-type="float">
            <text:p>16</text:p>
          </table:table-cell>
          <table:table-cell table:formula="of:= [.D14] / [.C14]" office:value-type="float" office:value="1045.87860239907" calcext:value-type="float">
            <text:p>1045.8786023991</text:p>
          </table:table-cell>
          <table:table-cell table:formula="of:= [.G14] / [.$G$2]" office:value-type="float" office:value="0.00643529104056148" calcext:value-type="float">
            <text:p>0.00643529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425.7323" calcext:value-type="float">
            <text:p>1425.7323</text:p>
          </table:table-cell>
          <table:table-cell office:value-type="float" office:value="1000013" calcext:value-type="float">
            <text:p>1000013</text:p>
          </table:table-cell>
          <table:table-cell office:value-type="string" calcext:value-type="string">
            <text:p>backoff</text:p>
          </table:table-cell>
          <table:table-cell office:value-type="float" office:value="32" calcext:value-type="float">
            <text:p>32</text:p>
          </table:table-cell>
          <table:table-cell table:formula="of:= [.D15] / [.C15]" office:value-type="float" office:value="701.403061430256" calcext:value-type="float">
            <text:p>701.4030614303</text:p>
          </table:table-cell>
          <table:table-cell table:formula="of:= [.G15] / [.$G$2]" office:value-type="float" office:value="0.00431573303698036" calcext:value-type="float">
            <text:p>0.0043157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789.670044" calcext:value-type="float">
            <text:p>1789.670044</text:p>
          </table:table-cell>
          <table:table-cell office:value-type="float" office:value="1000014" calcext:value-type="float">
            <text:p>1000014</text:p>
          </table:table-cell>
          <table:table-cell office:value-type="string" calcext:value-type="string">
            <text:p>backoff</text:p>
          </table:table-cell>
          <table:table-cell office:value-type="float" office:value="64" calcext:value-type="float">
            <text:p>64</text:p>
          </table:table-cell>
          <table:table-cell table:formula="of:= [.D16] / [.C16]" office:value-type="float" office:value="558.770038841864" calcext:value-type="float">
            <text:p>558.7700388419</text:p>
          </table:table-cell>
          <table:table-cell table:formula="of:= [.G16] / [.$G$2]" office:value-type="float" office:value="0.00343811204899399" calcext:value-type="float">
            <text:p>0.0034381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60.255661" calcext:value-type="float">
            <text:p>60.255661</text:p>
          </table:table-cell>
          <table:table-cell office:value-type="float" office:value="1000015" calcext:value-type="float">
            <text:p>1000015</text:p>
          </table:table-cell>
          <table:table-cell office:value-type="string" calcext:value-type="string">
            <text:p>mutex</text:p>
          </table:table-cell>
          <table:table-cell office:value-type="float" office:value="1" calcext:value-type="float">
            <text:p>1</text:p>
          </table:table-cell>
          <table:table-cell table:formula="of:= [.D17] / [.C17]" office:value-type="float" office:value="16596.1999819403" calcext:value-type="float">
            <text:p>16596.1999819403</text:p>
          </table:table-cell>
          <table:table-cell table:formula="of:= [.G17] / [.$G$2]" office:value-type="float" office:value="0.102116418488879" calcext:value-type="float">
            <text:p>0.102116418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75.488983" calcext:value-type="float">
            <text:p>275.488983</text:p>
          </table:table-cell>
          <table:table-cell office:value-type="float" office:value="1000016" calcext:value-type="float">
            <text:p>1000016</text:p>
          </table:table-cell>
          <table:table-cell office:value-type="string" calcext:value-type="string">
            <text:p>mutex</text:p>
          </table:table-cell>
          <table:table-cell office:value-type="float" office:value="2" calcext:value-type="float">
            <text:p>2</text:p>
          </table:table-cell>
          <table:table-cell table:formula="of:= [.D18] / [.C18]" office:value-type="float" office:value="3629.96730072505" calcext:value-type="float">
            <text:p>3629.9673007251</text:p>
          </table:table-cell>
          <table:table-cell table:formula="of:= [.G18] / [.$G$2]" office:value-type="float" office:value="0.0223351888013612" calcext:value-type="float">
            <text:p>0.022335188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218.469971" calcext:value-type="float">
            <text:p>1218.469971</text:p>
          </table:table-cell>
          <table:table-cell office:value-type="float" office:value="1000017" calcext:value-type="float">
            <text:p>1000017</text:p>
          </table:table-cell>
          <table:table-cell office:value-type="string" calcext:value-type="string">
            <text:p>mutex</text:p>
          </table:table-cell>
          <table:table-cell office:value-type="float" office:value="4" calcext:value-type="float">
            <text:p>4</text:p>
          </table:table-cell>
          <table:table-cell table:formula="of:= [.D19] / [.C19]" office:value-type="float" office:value="820.715342848609" calcext:value-type="float">
            <text:p>820.7153428486</text:p>
          </table:table-cell>
          <table:table-cell table:formula="of:= [.G19] / [.$G$2]" office:value-type="float" office:value="0.00504986150454749" calcext:value-type="float">
            <text:p>0.00504986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137.349609" calcext:value-type="float">
            <text:p>2137.349609</text:p>
          </table:table-cell>
          <table:table-cell office:value-type="float" office:value="1000018" calcext:value-type="float">
            <text:p>1000018</text:p>
          </table:table-cell>
          <table:table-cell office:value-type="string" calcext:value-type="string">
            <text:p>mutex</text:p>
          </table:table-cell>
          <table:table-cell office:value-type="float" office:value="8" calcext:value-type="float">
            <text:p>8</text:p>
          </table:table-cell>
          <table:table-cell table:formula="of:= [.D20] / [.C20]" office:value-type="float" office:value="467.877597464215" calcext:value-type="float">
            <text:p>467.8775974642</text:p>
          </table:table-cell>
          <table:table-cell table:formula="of:= [.G20] / [.$G$2]" office:value-type="float" office:value="0.00287885085719732" calcext:value-type="float">
            <text:p>0.00287885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461.884766" calcext:value-type="float">
            <text:p>2461.884766</text:p>
          </table:table-cell>
          <table:table-cell office:value-type="float" office:value="1000019" calcext:value-type="float">
            <text:p>1000019</text:p>
          </table:table-cell>
          <table:table-cell office:value-type="string" calcext:value-type="string">
            <text:p>mutex</text:p>
          </table:table-cell>
          <table:table-cell office:value-type="float" office:value="16" calcext:value-type="float">
            <text:p>16</text:p>
          </table:table-cell>
          <table:table-cell table:formula="of:= [.D21] / [.C21]" office:value-type="float" office:value="406.200571940173" calcext:value-type="float">
            <text:p>406.2005719402</text:p>
          </table:table-cell>
          <table:table-cell table:formula="of:= [.G21] / [.$G$2]" office:value-type="float" office:value="0.00249935211914789" calcext:value-type="float">
            <text:p>0.002499352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807.655029" calcext:value-type="float">
            <text:p>2807.655029</text:p>
          </table:table-cell>
          <table:table-cell office:value-type="float" office:value="1000020" calcext:value-type="float">
            <text:p>1000020</text:p>
          </table:table-cell>
          <table:table-cell office:value-type="string" calcext:value-type="string">
            <text:p>mutex</text:p>
          </table:table-cell>
          <table:table-cell office:value-type="float" office:value="32" calcext:value-type="float">
            <text:p>32</text:p>
          </table:table-cell>
          <table:table-cell table:formula="of:= [.D22] / [.C22]" office:value-type="float" office:value="356.176235923178" calcext:value-type="float">
            <text:p>356.1762359232</text:p>
          </table:table-cell>
          <table:table-cell table:formula="of:= [.G22] / [.$G$2]" office:value-type="float" office:value="0.00219155237963531" calcext:value-type="float">
            <text:p>0.00219155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3162.50415" calcext:value-type="float">
            <text:p>3162.50415</text:p>
          </table:table-cell>
          <table:table-cell office:value-type="float" office:value="1000021" calcext:value-type="float">
            <text:p>1000021</text:p>
          </table:table-cell>
          <table:table-cell office:value-type="string" calcext:value-type="string">
            <text:p>mutex</text:p>
          </table:table-cell>
          <table:table-cell office:value-type="float" office:value="64" calcext:value-type="float">
            <text:p>64</text:p>
          </table:table-cell>
          <table:table-cell table:formula="of:= [.D23] / [.C23]" office:value-type="float" office:value="316.211758963225" calcext:value-type="float">
            <text:p>316.2117589632</text:p>
          </table:table-cell>
          <table:table-cell table:formula="of:= [.G23] / [.$G$2]" office:value-type="float" office:value="0.00194565095290073" calcext:value-type="float">
            <text:p>0.001945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34.248665" calcext:value-type="float">
            <text:p>34.248665</text:p>
          </table:table-cell>
          <table:table-cell office:value-type="float" office:value="1000022" calcext:value-type="float">
            <text:p>1000022</text:p>
          </table:table-cell>
          <table:table-cell office:value-type="string" calcext:value-type="string">
            <text:p>Anderson</text:p>
          </table:table-cell>
          <table:table-cell office:value-type="float" office:value="1" calcext:value-type="float">
            <text:p>1</text:p>
          </table:table-cell>
          <table:table-cell table:formula="of:= [.D24] / [.C24]" office:value-type="float" office:value="29198.8607439151" calcext:value-type="float">
            <text:p>29198.8607439151</text:p>
          </table:table-cell>
          <table:table-cell table:formula="of:= [.G24] / [.$G$2]" office:value-type="float" office:value="0.17966059015731" calcext:value-type="float">
            <text:p>0.1796605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455.878357" calcext:value-type="float">
            <text:p>455.878357</text:p>
          </table:table-cell>
          <table:table-cell office:value-type="float" office:value="1000023" calcext:value-type="float">
            <text:p>1000023</text:p>
          </table:table-cell>
          <table:table-cell office:value-type="string" calcext:value-type="string">
            <text:p>Anderson</text:p>
          </table:table-cell>
          <table:table-cell office:value-type="float" office:value="2" calcext:value-type="float">
            <text:p>2</text:p>
          </table:table-cell>
          <table:table-cell table:formula="of:= [.D25] / [.C25]" office:value-type="float" office:value="2193.61806640889" calcext:value-type="float">
            <text:p>2193.6180664089</text:p>
          </table:table-cell>
          <table:table-cell table:formula="of:= [.G25] / [.$G$2]" office:value-type="float" office:value="0.0134973319626139" calcext:value-type="float">
            <text:p>0.013497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087.897705" calcext:value-type="float">
            <text:p>1087.897705</text:p>
          </table:table-cell>
          <table:table-cell office:value-type="float" office:value="1000024" calcext:value-type="float">
            <text:p>1000024</text:p>
          </table:table-cell>
          <table:table-cell office:value-type="string" calcext:value-type="string">
            <text:p>Anderson</text:p>
          </table:table-cell>
          <table:table-cell office:value-type="float" office:value="4" calcext:value-type="float">
            <text:p>4</text:p>
          </table:table-cell>
          <table:table-cell table:formula="of:= [.D26] / [.C26]" office:value-type="float" office:value="919.226132570985" calcext:value-type="float">
            <text:p>919.226132571</text:p>
          </table:table-cell>
          <table:table-cell table:formula="of:= [.G26] / [.$G$2]" office:value-type="float" office:value="0.00565599839370927" calcext:value-type="float">
            <text:p>0.00565599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888.961426" calcext:value-type="float">
            <text:p>1888.961426</text:p>
          </table:table-cell>
          <table:table-cell office:value-type="float" office:value="1000025" calcext:value-type="float">
            <text:p>1000025</text:p>
          </table:table-cell>
          <table:table-cell office:value-type="string" calcext:value-type="string">
            <text:p>Anderson</text:p>
          </table:table-cell>
          <table:table-cell office:value-type="float" office:value="8" calcext:value-type="float">
            <text:p>8</text:p>
          </table:table-cell>
          <table:table-cell table:formula="of:= [.D27] / [.C27]" office:value-type="float" office:value="529.40466980187" calcext:value-type="float">
            <text:p>529.4046698019</text:p>
          </table:table-cell>
          <table:table-cell table:formula="of:= [.G27] / [.$G$2]" office:value-type="float" office:value="0.00325742693329091" calcext:value-type="float">
            <text:p>0.003257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860.646729" calcext:value-type="float">
            <text:p>2860.646729</text:p>
          </table:table-cell>
          <table:table-cell office:value-type="float" office:value="1000026" calcext:value-type="float">
            <text:p>1000026</text:p>
          </table:table-cell>
          <table:table-cell office:value-type="string" calcext:value-type="string">
            <text:p>Anderson</text:p>
          </table:table-cell>
          <table:table-cell office:value-type="float" office:value="16" calcext:value-type="float">
            <text:p>16</text:p>
          </table:table-cell>
          <table:table-cell table:formula="of:= [.D28] / [.C28]" office:value-type="float" office:value="349.580390288031" calcext:value-type="float">
            <text:p>349.580390288</text:p>
          </table:table-cell>
          <table:table-cell table:formula="of:= [.G28] / [.$G$2]" office:value-type="float" office:value="0.00215096814144226" calcext:value-type="float">
            <text:p>0.00215096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5080.963867" calcext:value-type="float">
            <text:p>5080.963867</text:p>
          </table:table-cell>
          <table:table-cell office:value-type="float" office:value="1000027" calcext:value-type="float">
            <text:p>1000027</text:p>
          </table:table-cell>
          <table:table-cell office:value-type="string" calcext:value-type="string">
            <text:p>Anderson</text:p>
          </table:table-cell>
          <table:table-cell office:value-type="float" office:value="32" calcext:value-type="float">
            <text:p>32</text:p>
          </table:table-cell>
          <table:table-cell table:formula="of:= [.D29] / [.C29]" office:value-type="float" office:value="196.818364817551" calcext:value-type="float">
            <text:p>196.8183648176</text:p>
          </table:table-cell>
          <table:table-cell table:formula="of:= [.G29] / [.$G$2]" office:value-type="float" office:value="0.00121102339872239" calcext:value-type="float">
            <text:p>0.00121102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9386.177734" calcext:value-type="float">
            <text:p>9386.177734</text:p>
          </table:table-cell>
          <table:table-cell office:value-type="float" office:value="1000028" calcext:value-type="float">
            <text:p>1000028</text:p>
          </table:table-cell>
          <table:table-cell office:value-type="string" calcext:value-type="string">
            <text:p>Anderson</text:p>
          </table:table-cell>
          <table:table-cell office:value-type="float" office:value="64" calcext:value-type="float">
            <text:p>64</text:p>
          </table:table-cell>
          <table:table-cell table:formula="of:= [.D30] / [.C30]" office:value-type="float" office:value="106.542623455504" calcext:value-type="float">
            <text:p>106.5426234555</text:p>
          </table:table-cell>
          <table:table-cell table:formula="of:= [.G30] / [.$G$2]" office:value-type="float" office:value="0.000655556762121717" calcext:value-type="float">
            <text:p>0.00065555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33.808998" calcext:value-type="float">
            <text:p>33.808998</text:p>
          </table:table-cell>
          <table:table-cell office:value-type="float" office:value="1000029" calcext:value-type="float">
            <text:p>1000029</text:p>
          </table:table-cell>
          <table:table-cell office:value-type="string" calcext:value-type="string">
            <text:p>CLH</text:p>
          </table:table-cell>
          <table:table-cell office:value-type="float" office:value="1" calcext:value-type="float">
            <text:p>1</text:p>
          </table:table-cell>
          <table:table-cell table:formula="of:= [.D31] / [.C31]" office:value-type="float" office:value="29578.7825477703" calcext:value-type="float">
            <text:p>29578.7825477703</text:p>
          </table:table-cell>
          <table:table-cell table:formula="of:= [.G31] / [.$G$2]" office:value-type="float" office:value="0.18199824901643" calcext:value-type="float">
            <text:p>0.181998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507.10437" calcext:value-type="float">
            <text:p>507.10437</text:p>
          </table:table-cell>
          <table:table-cell office:value-type="float" office:value="1000030" calcext:value-type="float">
            <text:p>1000030</text:p>
          </table:table-cell>
          <table:table-cell office:value-type="string" calcext:value-type="string">
            <text:p>CLH</text:p>
          </table:table-cell>
          <table:table-cell office:value-type="float" office:value="2" calcext:value-type="float">
            <text:p>2</text:p>
          </table:table-cell>
          <table:table-cell table:formula="of:= [.D32] / [.C32]" office:value-type="float" office:value="1972.03979922319" calcext:value-type="float">
            <text:p>1972.0397992232</text:p>
          </table:table-cell>
          <table:table-cell table:formula="of:= [.G32] / [.$G$2]" office:value-type="float" office:value="0.0121339608846203" calcext:value-type="float">
            <text:p>0.01213396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983.344421" calcext:value-type="float">
            <text:p>983.344421</text:p>
          </table:table-cell>
          <table:table-cell office:value-type="float" office:value="1000031" calcext:value-type="float">
            <text:p>1000031</text:p>
          </table:table-cell>
          <table:table-cell office:value-type="string" calcext:value-type="string">
            <text:p>CLH</text:p>
          </table:table-cell>
          <table:table-cell office:value-type="float" office:value="4" calcext:value-type="float">
            <text:p>4</text:p>
          </table:table-cell>
          <table:table-cell table:formula="of:= [.D33] / [.C33]" office:value-type="float" office:value="1016.96921103496" calcext:value-type="float">
            <text:p>1016.969211035</text:p>
          </table:table-cell>
          <table:table-cell table:formula="of:= [.G33] / [.$G$2]" office:value-type="float" office:value="0.00625741155549811" calcext:value-type="float">
            <text:p>0.0062574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1482.7854" calcext:value-type="float">
            <text:p>1482.7854</text:p>
          </table:table-cell>
          <table:table-cell office:value-type="float" office:value="1000032" calcext:value-type="float">
            <text:p>1000032</text:p>
          </table:table-cell>
          <table:table-cell office:value-type="string" calcext:value-type="string">
            <text:p>CLH</text:p>
          </table:table-cell>
          <table:table-cell office:value-type="float" office:value="8" calcext:value-type="float">
            <text:p>8</text:p>
          </table:table-cell>
          <table:table-cell table:formula="of:= [.D34] / [.C34]" office:value-type="float" office:value="674.428005563044" calcext:value-type="float">
            <text:p>674.428005563</text:p>
          </table:table-cell>
          <table:table-cell table:formula="of:= [.G34] / [.$G$2]" office:value-type="float" office:value="0.00414975551822941" calcext:value-type="float">
            <text:p>0.0041497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2185.843018" calcext:value-type="float">
            <text:p>2185.843018</text:p>
          </table:table-cell>
          <table:table-cell office:value-type="float" office:value="1000033" calcext:value-type="float">
            <text:p>1000033</text:p>
          </table:table-cell>
          <table:table-cell office:value-type="string" calcext:value-type="string">
            <text:p>CLH</text:p>
          </table:table-cell>
          <table:table-cell office:value-type="float" office:value="16" calcext:value-type="float">
            <text:p>16</text:p>
          </table:table-cell>
          <table:table-cell table:formula="of:= [.D35] / [.C35]" office:value-type="float" office:value="457.504492209605" calcext:value-type="float">
            <text:p>457.5044922096</text:p>
          </table:table-cell>
          <table:table-cell table:formula="of:= [.G35] / [.$G$2]" office:value-type="float" office:value="0.0028150251405657" calcext:value-type="float">
            <text:p>0.00281502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4335.302734" calcext:value-type="float">
            <text:p>4335.302734</text:p>
          </table:table-cell>
          <table:table-cell office:value-type="float" office:value="1000034" calcext:value-type="float">
            <text:p>1000034</text:p>
          </table:table-cell>
          <table:table-cell office:value-type="string" calcext:value-type="string">
            <text:p>CLH</text:p>
          </table:table-cell>
          <table:table-cell office:value-type="float" office:value="32" calcext:value-type="float">
            <text:p>32</text:p>
          </table:table-cell>
          <table:table-cell table:formula="of:= [.D36] / [.C36]" office:value-type="float" office:value="230.672241676952" calcext:value-type="float">
            <text:p>230.672241677</text:p>
          </table:table-cell>
          <table:table-cell table:formula="of:= [.G36] / [.$G$2]" office:value-type="float" office:value="0.00141932630303829" calcext:value-type="float">
            <text:p>0.00141932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UNTER_4</text:p>
          </table:table-cell>
          <table:table-cell office:value-type="float" office:value="8537.396484" calcext:value-type="float">
            <text:p>8537.396484</text:p>
          </table:table-cell>
          <table:table-cell office:value-type="float" office:value="1000035" calcext:value-type="float">
            <text:p>1000035</text:p>
          </table:table-cell>
          <table:table-cell office:value-type="string" calcext:value-type="string">
            <text:p>CLH</text:p>
          </table:table-cell>
          <table:table-cell office:value-type="float" office:value="64" calcext:value-type="float">
            <text:p>64</text:p>
          </table:table-cell>
          <table:table-cell table:formula="of:= [.D37] / [.C37]" office:value-type="float" office:value="117.135827283432" calcext:value-type="float">
            <text:p>117.1358272834</text:p>
          </table:table-cell>
          <table:table-cell table:formula="of:= [.G37] / [.$G$2]" office:value-type="float" office:value="0.000720736745274954" calcext:value-type="float">
            <text:p>0.0007207367</text:p>
          </table:table-cell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20:19:44.407027543</dc:date>
    <dc:creator>Minke Zhang</dc:creator>
    <meta:generator>LibreOffice/4.1.3.2$Linux_X86_64 LibreOffice_project/410m0$Build-2</meta:generator>
    <meta:editing-duration>PT10M12S</meta:editing-duration>
    <meta:editing-cycles>4</meta:editing-cycles>
    <meta:document-statistic meta:table-count="1" meta:cell-count="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style-name="ch1">
        <chart:title svg:x="6.359cm" svg:y="0.39cm" chart:style-name="ch2">
          <text:p>Performance Ratio vs. N</text:p>
        </chart:title>
        <chart:subtitle svg:x="6.703cm" svg:y="1.449cm" chart:style-name="ch3">
          <text:p>work-limit based counter</text:p>
        </chart:subtitle>
        <chart:legend chart:legend-position="end" svg:x="14.982cm" svg:y="5.055cm" style:legend-expansion="high" chart:style-name="ch4"/>
        <chart:plot-area chart:style-name="ch5" table:cell-range-address="Sheet1.F3:Sheet1.F9 Sheet1.E3:Sheet1.E3 Sheet1.H3:Sheet1.H37 Sheet1.E10:Sheet1.E10 Sheet1.E17:Sheet1.E17 Sheet1.E24:Sheet1.E24 Sheet1.E31:Sheet1.E31" chart:data-source-has-labels="row" svg:x="1.366cm" svg:y="2.666cm" svg:width="12.906cm" svg:height="8.8cm">
          <chartooo:coordinate-region svg:x="2.278cm" svg:y="2.866cm" svg:width="11.714cm" svg:height="7.953cm"/>
          <chart:axis chart:dimension="x" chart:name="primary-x" chart:style-name="ch6">
            <chart:title svg:x="6.955cm" svg:y="11.72cm" chart:style-name="ch7">
              <text:p>threads (N)</text:p>
            </chart:title>
            <chart:grid chart:style-name="ch8" chart:class="major"/>
            <chart:grid chart:style-name="ch8" chart:class="minor"/>
          </chart:axis>
          <chart:axis chart:dimension="y" chart:name="primary-y" chart:style-name="ch9">
            <chart:title svg:x="0.451cm" svg:y="8.393cm" chart:style-name="ch10">
              <text:p>performance ratio</text:p>
            </chart:title>
            <chart:grid chart:style-name="ch8" chart:class="major"/>
          </chart:axis>
          <chart:series chart:style-name="ch11" chart:values-cell-range-address="Sheet1.H3:Sheet1.H9" chart:label-cell-address="Sheet1.E3:Sheet1.E3" chart:class="chart:scatter">
            <chart:domain table:cell-range-address="Sheet1.F3:Sheet1.F9"/>
            <chart:data-point chart:repeated="7"/>
          </chart:series>
          <chart:series chart:style-name="ch12" chart:values-cell-range-address="Sheet1.H10:Sheet1.H16" chart:label-cell-address="Sheet1.E10:Sheet1.E10" chart:class="chart:scatter">
            <chart:data-point chart:repeated="7"/>
          </chart:series>
          <chart:series chart:style-name="ch13" chart:values-cell-range-address="Sheet1.H17:Sheet1.H23" chart:label-cell-address="Sheet1.E17:Sheet1.E17" chart:class="chart:scatter">
            <chart:data-point chart:repeated="7"/>
          </chart:series>
          <chart:series chart:style-name="ch14" chart:values-cell-range-address="Sheet1.H24:Sheet1.H30" chart:label-cell-address="Sheet1.E24:Sheet1.E24" chart:class="chart:scatter">
            <chart:data-point chart:repeated="7"/>
          </chart:series>
          <chart:series chart:style-name="ch15" chart:values-cell-range-address="Sheet1.H31:Sheet1.H37" chart:label-cell-address="Sheet1.E31:Sheet1.E31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AS</text:p>
                <draw:g>
                  <svg:desc>Sheet1.E3:Sheet1.E3</svg:desc>
                </draw:g>
              </table:table-cell>
              <table:table-cell office:value-type="string">
                <text:p>backoff</text:p>
                <draw:g>
                  <svg:desc>Sheet1.E10:Sheet1.E10</svg:desc>
                </draw:g>
              </table:table-cell>
              <table:table-cell office:value-type="string">
                <text:p>mutex</text:p>
                <draw:g>
                  <svg:desc>Sheet1.E17:Sheet1.E17</svg:desc>
                </draw:g>
              </table:table-cell>
              <table:table-cell office:value-type="string">
                <text:p>Anderson</text:p>
                <draw:g>
                  <svg:desc>Sheet1.E24:Sheet1.E24</svg:desc>
                </draw:g>
              </table:table-cell>
              <table:table-cell office:value-type="string">
                <text:p>CLH</text:p>
                <draw:g>
                  <svg:desc>Sheet1.E31:Sheet1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3:Sheet1.F9</svg:desc>
                </draw:g>
              </table:table-cell>
              <table:table-cell office:value-type="float" office:value="0.0884429659868788">
                <text:p>0.0884429659868788</text:p>
                <draw:g>
                  <svg:desc>Sheet1.H3:Sheet1.H9</svg:desc>
                </draw:g>
              </table:table-cell>
              <table:table-cell office:value-type="float" office:value="0.0917566670236693">
                <text:p>0.0917566670236693</text:p>
                <draw:g>
                  <svg:desc>Sheet1.H10:Sheet1.H16</svg:desc>
                </draw:g>
              </table:table-cell>
              <table:table-cell office:value-type="float" office:value="0.102116418488879">
                <text:p>0.102116418488879</text:p>
                <draw:g>
                  <svg:desc>Sheet1.H17:Sheet1.H23</svg:desc>
                </draw:g>
              </table:table-cell>
              <table:table-cell office:value-type="float" office:value="0.17966059015731">
                <text:p>0.17966059015731</text:p>
                <draw:g>
                  <svg:desc>Sheet1.H24:Sheet1.H30</svg:desc>
                </draw:g>
              </table:table-cell>
              <table:table-cell office:value-type="float" office:value="0.18199824901643">
                <text:p>0.18199824901643</text:p>
                <draw:g>
                  <svg:desc>Sheet1.H31:Sheet1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88919496304965">
                <text:p>0.0288919496304965</text:p>
              </table:table-cell>
              <table:table-cell office:value-type="float" office:value="0.0241839396087224">
                <text:p>0.0241839396087224</text:p>
              </table:table-cell>
              <table:table-cell office:value-type="float" office:value="0.0223351888013612">
                <text:p>0.0223351888013612</text:p>
              </table:table-cell>
              <table:table-cell office:value-type="float" office:value="0.0134973319626139">
                <text:p>0.0134973319626139</text:p>
              </table:table-cell>
              <table:table-cell office:value-type="float" office:value="0.0121339608846203">
                <text:p>0.01213396088462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109745202974071">
                <text:p>0.0109745202974071</text:p>
              </table:table-cell>
              <table:table-cell office:value-type="float" office:value="0.0133336013967892">
                <text:p>0.0133336013967892</text:p>
              </table:table-cell>
              <table:table-cell office:value-type="float" office:value="0.00504986150454749">
                <text:p>0.00504986150454749</text:p>
              </table:table-cell>
              <table:table-cell office:value-type="float" office:value="0.00565599839370927">
                <text:p>0.00565599839370927</text:p>
              </table:table-cell>
              <table:table-cell office:value-type="float" office:value="0.00625741155549811">
                <text:p>0.00625741155549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0506570748089129">
                <text:p>0.00506570748089129</text:p>
              </table:table-cell>
              <table:table-cell office:value-type="float" office:value="0.00892541847872089">
                <text:p>0.00892541847872089</text:p>
              </table:table-cell>
              <table:table-cell office:value-type="float" office:value="0.00287885085719732">
                <text:p>0.00287885085719732</text:p>
              </table:table-cell>
              <table:table-cell office:value-type="float" office:value="0.00325742693329091">
                <text:p>0.00325742693329091</text:p>
              </table:table-cell>
              <table:table-cell office:value-type="float" office:value="0.00414975551822941">
                <text:p>0.004149755518229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0313532297220073">
                <text:p>0.00313532297220073</text:p>
              </table:table-cell>
              <table:table-cell office:value-type="float" office:value="0.00643529104056148">
                <text:p>0.00643529104056148</text:p>
              </table:table-cell>
              <table:table-cell office:value-type="float" office:value="0.00249935211914789">
                <text:p>0.00249935211914789</text:p>
              </table:table-cell>
              <table:table-cell office:value-type="float" office:value="0.00215096814144226">
                <text:p>0.00215096814144226</text:p>
              </table:table-cell>
              <table:table-cell office:value-type="float" office:value="0.0028150251405657">
                <text:p>0.0028150251405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02413422404332">
                <text:p>0.002413422404332</text:p>
              </table:table-cell>
              <table:table-cell office:value-type="float" office:value="0.00431573303698036">
                <text:p>0.00431573303698036</text:p>
              </table:table-cell>
              <table:table-cell office:value-type="float" office:value="0.00219155237963531">
                <text:p>0.00219155237963531</text:p>
              </table:table-cell>
              <table:table-cell office:value-type="float" office:value="0.00121102339872239">
                <text:p>0.00121102339872239</text:p>
              </table:table-cell>
              <table:table-cell office:value-type="float" office:value="0.00141932630303829">
                <text:p>0.001419326303038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0191187184632938">
                <text:p>0.00191187184632938</text:p>
              </table:table-cell>
              <table:table-cell office:value-type="float" office:value="0.00343811204899399">
                <text:p>0.00343811204899399</text:p>
              </table:table-cell>
              <table:table-cell office:value-type="float" office:value="0.00194565095290073">
                <text:p>0.00194565095290073</text:p>
              </table:table-cell>
              <table:table-cell office:value-type="float" office:value="0.000655556762121717">
                <text:p>0.000655556762121717</text:p>
              </table:table-cell>
              <table:table-cell office:value-type="float" office:value="0.000720736745274954">
                <text:p>0.000720736745274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